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3" style:family="table-cell" style:data-style-name="N0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B4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d0f39" officeooo:paragraph-rsid="001d0f39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d0f39" officeooo:paragraph-rsid="001d0f39" style:font-name-asian="Times New Roman" style:font-size-asian="10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d69d4" officeooo:paragraph-rsid="001d69d4" style:font-name-asian="Times New Roman" style:font-size-asian="10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e19d8" officeooo:paragraph-rsid="001e19d8" style:font-name-asian="Times New Roman" style:font-size-asian="10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ed17a" officeooo:paragraph-rsid="001ed17a" style:font-name-asian="Times New Roman" style:font-size-asian="10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1eff77" officeooo:paragraph-rsid="001eff77" style:font-name-asian="Times New Roman" style:font-size-asian="10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0ebf2" officeooo:paragraph-rsid="0020ebf2" style:font-name-asian="Times New Roman" style:font-size-asian="10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19669" officeooo:paragraph-rsid="00219669" style:font-name-asian="Times New Roman" style:font-size-asian="10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27d38" officeooo:paragraph-rsid="00227d38" style:font-name-asian="Times New Roman" style:font-size-asian="10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30af9" officeooo:paragraph-rsid="00230af9" style:font-name-asian="Times New Roman" style:font-size-asian="10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4ffd6" officeooo:paragraph-rsid="0024ffd6" style:font-name-asian="Times New Roman" style:font-size-asian="10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6a713" officeooo:paragraph-rsid="0026a713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74c1b" officeooo:paragraph-rsid="00274c1b" style:font-name-asian="Times New Roman" style:font-size-asian="10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90604" officeooo:paragraph-rsid="00290604" style:font-name-asian="Times New Roman" style:font-size-asian="10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985d0" officeooo:paragraph-rsid="002985d0" style:font-name-asian="Times New Roman" style:font-size-asian="10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ac8b5" officeooo:paragraph-rsid="002ac8b5" style:font-name-asian="Times New Roman" style:font-size-asian="10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beebe" officeooo:paragraph-rsid="002beebe" style:font-name-asian="Times New Roman" style:font-size-asian="10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c397b" style:font-name-asian="Times New Roman" style:font-size-asian="10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e3796" officeooo:paragraph-rsid="002e3796" style:font-name-asian="Times New Roman" style:font-size-asian="10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e518a" officeooo:paragraph-rsid="002e518a" style:font-name-asian="Times New Roman" style:font-size-asian="10pt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e9be4" officeooo:paragraph-rsid="002e9be4" style:font-name-asian="Times New Roman" style:font-size-asian="10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2fa52d" officeooo:paragraph-rsid="002fa52d" style:font-name-asian="Times New Roman" style:font-size-asian="10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0f266" officeooo:paragraph-rsid="0030f266" style:font-name-asian="Times New Roman" style:font-size-asian="10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2401b" officeooo:paragraph-rsid="0032401b" style:font-name-asian="Times New Roman" style:font-size-asian="10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44371" officeooo:paragraph-rsid="00344371" style:font-name-asian="Times New Roman" style:font-size-asian="10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50aa9" officeooo:paragraph-rsid="00350aa9" style:font-name-asian="Times New Roman" style:font-size-asian="10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59cdc" officeooo:paragraph-rsid="00359cdc" style:font-name-asian="Times New Roman" style:font-size-asian="10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93fbc" officeooo:paragraph-rsid="00393fbc" style:font-name-asian="Times New Roman" style:font-size-asian="10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9589a" officeooo:paragraph-rsid="0039589a" style:font-name-asian="Times New Roman" style:font-size-asian="10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b95bf" officeooo:paragraph-rsid="003b95bf" style:font-name-asian="Times New Roman" style:font-size-asian="10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d1d5d" officeooo:paragraph-rsid="003d1d5d" style:font-name-asian="Times New Roman" style:font-size-asian="10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de984" officeooo:paragraph-rsid="003de984" style:font-name-asian="Times New Roman" style:font-size-asian="10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3eb8fd" officeooo:paragraph-rsid="003eb8fd" style:font-name-asian="Times New Roman" style:font-size-asian="10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408624" officeooo:paragraph-rsid="00408624" style:font-name-asian="Times New Roman" style:font-size-asian="10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4362ff" officeooo:paragraph-rsid="004362ff" style:font-name-asian="Times New Roman" style:font-size-asian="10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440f5e" officeooo:paragraph-rsid="00440f5e" style:font-name-asian="Times New Roman" style:font-size-asian="10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normal" officeooo:rsid="001d69d4" officeooo:paragraph-rsid="001d69d4" style:font-name-asian="Times New Roman" style:font-size-asian="10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</style:style>
    <style:style style:name="P4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1ed17a" officeooo:paragraph-rsid="001ed17a"/>
    </style:style>
    <style:style style:name="P4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1eff77" officeooo:paragraph-rsid="001eff77"/>
    </style:style>
    <style:style style:name="P4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0ebf2" officeooo:paragraph-rsid="0020ebf2"/>
    </style:style>
    <style:style style:name="P4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19669" officeooo:paragraph-rsid="00219669"/>
    </style:style>
    <style:style style:name="P4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27d38" officeooo:paragraph-rsid="00227d38"/>
    </style:style>
    <style:style style:name="P4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30af9" officeooo:paragraph-rsid="0026a713"/>
    </style:style>
    <style:style style:name="P4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4ffd6" officeooo:paragraph-rsid="0024ffd6"/>
    </style:style>
    <style:style style:name="P4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6a713" officeooo:paragraph-rsid="0026a713"/>
    </style:style>
    <style:style style:name="P5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90604" officeooo:paragraph-rsid="00290604"/>
    </style:style>
    <style:style style:name="P5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74c1b" officeooo:paragraph-rsid="00274c1b"/>
    </style:style>
    <style:style style:name="P5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985d0" officeooo:paragraph-rsid="002985d0"/>
    </style:style>
    <style:style style:name="P5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ac8b5" officeooo:paragraph-rsid="002ac8b5"/>
    </style:style>
    <style:style style:name="P5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beebe" officeooo:paragraph-rsid="002beebe"/>
    </style:style>
    <style:style style:name="P5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c397b" officeooo:paragraph-rsid="002c397b"/>
    </style:style>
    <style:style style:name="P5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e518a" officeooo:paragraph-rsid="002e518a"/>
    </style:style>
    <style:style style:name="P5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e9be4" officeooo:paragraph-rsid="002e9be4"/>
    </style:style>
    <style:style style:name="P5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2fa52d" officeooo:paragraph-rsid="002fa52d"/>
    </style:style>
    <style:style style:name="P5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0f266" officeooo:paragraph-rsid="0030f266"/>
    </style:style>
    <style:style style:name="P6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2401b" officeooo:paragraph-rsid="0032401b"/>
    </style:style>
    <style:style style:name="P6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44371" officeooo:paragraph-rsid="00344371"/>
    </style:style>
    <style:style style:name="P6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50aa9" officeooo:paragraph-rsid="00350aa9"/>
    </style:style>
    <style:style style:name="P6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59cdc" officeooo:paragraph-rsid="00359cdc"/>
    </style:style>
    <style:style style:name="P6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93fbc" officeooo:paragraph-rsid="00393fbc"/>
    </style:style>
    <style:style style:name="P6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9589a" officeooo:paragraph-rsid="003aa106"/>
    </style:style>
    <style:style style:name="P6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aa106" officeooo:paragraph-rsid="003aa106"/>
    </style:style>
    <style:style style:name="P6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b95bf" officeooo:paragraph-rsid="003b95bf"/>
    </style:style>
    <style:style style:name="P6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d1d5d" officeooo:paragraph-rsid="003d1d5d"/>
    </style:style>
    <style:style style:name="P6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de984" officeooo:paragraph-rsid="003de984"/>
    </style:style>
    <style:style style:name="P7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3eb8fd" officeooo:paragraph-rsid="003eb8fd"/>
    </style:style>
    <style:style style:name="P7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408624" officeooo:paragraph-rsid="00408624"/>
    </style:style>
    <style:style style:name="P7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440f5e" officeooo:paragraph-rsid="00440f5e"/>
    </style:style>
    <style:style style:name="P7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rsid="00479872" officeooo:paragraph-rsid="00479872" style:font-name-asian="Times New Roman" style:font-size-asian="10pt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officeooo:rsid="00479872" officeooo:paragraph-rsid="00479872"/>
    </style:style>
    <style:style style:name="T1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officeooo:rsid="001e8526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officeooo:rsid="001d69d4"/>
    </style:style>
    <style:style style:name="T5" style:family="text">
      <style:text-properties officeooo:rsid="001e19d8"/>
    </style:style>
    <style:style style:name="T6" style:family="text">
      <style:text-properties officeooo:rsid="001e8526"/>
    </style:style>
    <style:style style:name="T7" style:family="text">
      <style:text-properties officeooo:rsid="001f0603"/>
    </style:style>
    <style:style style:name="T8" style:family="text">
      <style:text-properties officeooo:rsid="00227d38"/>
    </style:style>
    <style:style style:name="T9" style:family="text">
      <style:text-properties officeooo:rsid="0026a713"/>
    </style:style>
    <style:style style:name="T10" style:family="text">
      <style:text-properties officeooo:rsid="002beebe"/>
    </style:style>
    <style:style style:name="T11" style:family="text">
      <style:text-properties officeooo:rsid="00316565"/>
    </style:style>
    <style:style style:name="T12" style:family="text">
      <style:text-properties officeooo:rsid="00376eb0"/>
    </style:style>
    <style:style style:name="T13" style:family="text">
      <style:text-properties officeooo:rsid="0041d6b1"/>
    </style:style>
    <style:style style:name="T14" style:family="text">
      <style:text-properties officeooo:rsid="00459ec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1">Diari d'activitats</text:p>
            <text:p text:style-name="P1"/>
            <text:p text:style-name="P2">Nom del projecte: <text:span text:style-name="T6">Droid del Frac</text:span></text:p>
            <text:p text:style-name="P41"><text:span text:style-name="T1">Nom de l'alumne:</text:span><text:span text:style-name="T2"> </text:span><text:span text:style-name="T3">Jessica Perea</text:span></text:p>
            <text:p text:style-name="P3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ata</text:p>
          </table:table-cell>
          <table:table-cell table:style-name="Taula1.A2" office:value-type="string">
            <text:p text:style-name="P1">Temps emprat (hores)</text:p>
          </table:table-cell>
          <table:table-cell table:style-name="Taula1.C2" office:value-type="string">
            <text:p text:style-name="P1">Descripció de la tasca</text:p>
          </table:table-cell>
        </table:table-row>
        <table:table-row table:style-name="Taula1.1">
          <table:table-cell table:style-name="Taula1.A3" office:value-type="string">
            <text:p text:style-name="P7">13-04-2015</text:p>
          </table:table-cell>
          <table:table-cell table:style-name="Taula1.B3" office:value-type="float" office:value="4">
            <text:p text:style-name="P4">4</text:p>
          </table:table-cell>
          <table:table-cell table:style-name="Taula1.C3" office:value-type="string">
            <text:p text:style-name="P5">An<text:span text:style-name="T4">álisis</text:span> funcional <text:span text:style-name="T4">y</text:span> no funcional</text:p>
          </table:table-cell>
        </table:table-row>
        <table:table-row table:style-name="Taula1.1">
          <table:table-cell table:style-name="Taula1.A2" office:value-type="string">
            <text:p text:style-name="P6">14-04-<text:span text:style-name="T5">20</text:span>15</text:p>
          </table:table-cell>
          <table:table-cell table:style-name="Taula1.B4" office:value-type="float" office:value="1">
            <text:p text:style-name="P6">1</text:p>
          </table:table-cell>
          <table:table-cell table:style-name="Taula1.C2" office:value-type="string">
            <text:p text:style-name="P40">Diagrama de casos de uso</text:p>
          </table:table-cell>
        </table:table-row>
        <table:table-row table:style-name="Taula1.1">
          <table:table-cell table:style-name="Taula1.A2" office:value-type="string">
            <text:p text:style-name="P8">14-04-2015</text:p>
          </table:table-cell>
          <table:table-cell table:style-name="Taula1.B4" office:value-type="float" office:value="5">
            <text:p text:style-name="P8">5</text:p>
          </table:table-cell>
          <table:table-cell table:style-name="Taula1.C2" office:value-type="string">
            <text:p text:style-name="P42">Planteamiento aplicación y búsqueda información</text:p>
          </table:table-cell>
        </table:table-row>
        <table:table-row table:style-name="Taula1.1">
          <table:table-cell table:style-name="Taula1.A2" office:value-type="string">
            <text:p text:style-name="P9">15-04-2015</text:p>
          </table:table-cell>
          <table:table-cell table:style-name="Taula1.B4" office:value-type="float" office:value="5">
            <text:p text:style-name="P9">5</text:p>
          </table:table-cell>
          <table:table-cell table:style-name="Taula1.C2" office:value-type="string">
            <text:p text:style-name="P43">Búsqueda y creación de servidor remoto<text:span text:style-name="T7"> gratuito</text:span> Postgresql</text:p>
          </table:table-cell>
        </table:table-row>
        <table:table-row table:style-name="Taula1.1">
          <table:table-cell table:style-name="Taula1.A2" office:value-type="string">
            <text:p text:style-name="P10">16-04-2015</text:p>
          </table:table-cell>
          <table:table-cell table:style-name="Taula1.B4" office:value-type="float" office:value="3">
            <text:p text:style-name="P10">3</text:p>
          </table:table-cell>
          <table:table-cell table:style-name="Taula1.C2" office:value-type="string">
            <text:p text:style-name="P44">Problemas con Eclipse</text:p>
          </table:table-cell>
        </table:table-row>
        <table:table-row table:style-name="Taula1.1">
          <table:table-cell table:style-name="Taula1.A2" office:value-type="string">
            <text:p text:style-name="P10">16-04-2015</text:p>
          </table:table-cell>
          <table:table-cell table:style-name="Taula1.B4" office:value-type="float" office:value="2">
            <text:p text:style-name="P10">2</text:p>
          </table:table-cell>
          <table:table-cell table:style-name="Taula1.C2" office:value-type="string">
            <text:p text:style-name="P44">Prueba pantalla Registro de usuario</text:p>
          </table:table-cell>
        </table:table-row>
        <table:table-row table:style-name="Taula1.1">
          <table:table-cell table:style-name="Taula1.A2" office:value-type="string">
            <text:p text:style-name="P10">17-04-2015</text:p>
          </table:table-cell>
          <table:table-cell table:style-name="Taula1.B4" office:value-type="float" office:value="3">
            <text:p text:style-name="P10">3</text:p>
          </table:table-cell>
          <table:table-cell table:style-name="Taula1.C2" office:value-type="string">
            <text:p text:style-name="P44">Investigación API y pantalla de registro</text:p>
          </table:table-cell>
        </table:table-row>
        <table:table-row table:style-name="Taula1.1">
          <table:table-cell table:style-name="Taula1.A2" office:value-type="string">
            <text:p text:style-name="P11">20-04-2015</text:p>
          </table:table-cell>
          <table:table-cell table:style-name="Taula1.B4" office:value-type="float" office:value="5">
            <text:p text:style-name="P11">5</text:p>
          </table:table-cell>
          <table:table-cell table:style-name="Taula1.C2" office:value-type="string">
            <text:p text:style-name="P45">Configuración Openshift</text:p>
          </table:table-cell>
        </table:table-row>
        <table:table-row table:style-name="Taula1.1">
          <table:table-cell table:style-name="Taula1.A2" office:value-type="string">
            <text:p text:style-name="P11">21-04-2015</text:p>
          </table:table-cell>
          <table:table-cell table:style-name="Taula1.B4" office:value-type="float" office:value="3">
            <text:p text:style-name="P11">3</text:p>
          </table:table-cell>
          <table:table-cell table:style-name="Taula1.C2" office:value-type="string">
            <text:p text:style-name="P45">Aplicación Openshift en marcha</text:p>
          </table:table-cell>
        </table:table-row>
        <table:table-row table:style-name="Taula1.1">
          <table:table-cell table:style-name="Taula1.A2" office:value-type="string">
            <text:p text:style-name="P11">21-04-2015</text:p>
          </table:table-cell>
          <table:table-cell table:style-name="Taula1.B4" office:value-type="float" office:value="2">
            <text:p text:style-name="P11">2</text:p>
          </table:table-cell>
          <table:table-cell table:style-name="Taula1.C2" office:value-type="string">
            <text:p text:style-name="P45">Servlet, <text:span text:style-name="T8">pruebas</text:span></text:p>
          </table:table-cell>
        </table:table-row>
        <table:table-row table:style-name="Taula1.1">
          <table:table-cell table:style-name="Taula1.A2" office:value-type="string">
            <text:p text:style-name="P12">22-04-2015</text:p>
          </table:table-cell>
          <table:table-cell table:style-name="Taula1.B4" office:value-type="float" office:value="2">
            <text:p text:style-name="P12">2</text:p>
          </table:table-cell>
          <table:table-cell table:style-name="Taula1.C2" office:value-type="string">
            <text:p text:style-name="P46">Servlet funcionando con la base de datos remota</text:p>
          </table:table-cell>
        </table:table-row>
        <table:table-row table:style-name="Taula1.1">
          <table:table-cell table:style-name="Taula1.A2" office:value-type="string">
            <text:p text:style-name="P13">22-04-2015</text:p>
          </table:table-cell>
          <table:table-cell table:style-name="Taula1.B4" office:value-type="float" office:value="4">
            <text:p text:style-name="P13">4</text:p>
          </table:table-cell>
          <table:table-cell table:style-name="Taula1.C2" office:value-type="string">
            <text:p text:style-name="P49">Búsqueda de información sobre Oauth y seguridad.</text:p>
          </table:table-cell>
        </table:table-row>
        <table:table-row table:style-name="Taula1.1">
          <table:table-cell table:style-name="Taula1.A2" office:value-type="string">
            <text:p text:style-name="P15">23-04-2015</text:p>
          </table:table-cell>
          <table:table-cell table:style-name="Taula1.B4" office:value-type="float" office:value="5">
            <text:p text:style-name="P15">5</text:p>
          </table:table-cell>
          <table:table-cell table:style-name="Taula1.C2" office:value-type="string">
            <text:p text:style-name="P47">Servlet: login y registro de usuarios</text:p>
          </table:table-cell>
        </table:table-row>
        <table:table-row table:style-name="Taula1.1">
          <table:table-cell table:style-name="Taula1.A2" office:value-type="string">
            <text:p text:style-name="P14">2<text:span text:style-name="T9">4</text:span>-04-2015</text:p>
          </table:table-cell>
          <table:table-cell table:style-name="Taula1.B4" office:value-type="float" office:value="4">
            <text:p text:style-name="P16">4</text:p>
          </table:table-cell>
          <table:table-cell table:style-name="Taula1.C2" office:value-type="string">
            <text:p text:style-name="P48">Servlet: control de inserts con parámetros vacíos e inicio de retorno de eventos del usuario.</text:p>
          </table:table-cell>
        </table:table-row>
        <table:table-row table:style-name="Taula1.1">
          <table:table-cell table:style-name="Taula1.A2" office:value-type="string">
            <text:p text:style-name="P17">24-04-2015</text:p>
          </table:table-cell>
          <table:table-cell table:style-name="Taula1.B4" office:value-type="float" office:value="1">
            <text:p text:style-name="P17">1</text:p>
          </table:table-cell>
          <table:table-cell table:style-name="Taula1.C2" office:value-type="string">
            <text:p text:style-name="P50">Servlet: añadir gastos a evento.</text:p>
          </table:table-cell>
        </table:table-row>
        <table:table-row table:style-name="Taula1.1">
          <table:table-cell table:style-name="Taula1.A2" office:value-type="string">
            <text:p text:style-name="P16">27-04-2015</text:p>
          </table:table-cell>
          <table:table-cell table:style-name="Taula1.B4" office:value-type="float" office:value="3">
            <text:p text:style-name="P16">3</text:p>
          </table:table-cell>
          <table:table-cell table:style-name="Taula1.C2" office:value-type="string">
            <text:p text:style-name="P51">Servlet: lista e inserción de eventos.</text:p>
          </table:table-cell>
        </table:table-row>
        <table:table-row table:style-name="Taula1.1">
          <table:table-cell table:style-name="Taula1.A2" office:value-type="string">
            <text:p text:style-name="P18">27-04-2015</text:p>
          </table:table-cell>
          <table:table-cell table:style-name="Taula1.B4" office:value-type="float" office:value="2">
            <text:p text:style-name="P18">2</text:p>
          </table:table-cell>
          <table:table-cell table:style-name="Taula1.C2" office:value-type="string">
            <text:p text:style-name="P52">Servlet: listar y añadir contactos.</text:p>
          </table:table-cell>
        </table:table-row>
        <table:table-row table:style-name="Taula1.1">
          <table:table-cell table:style-name="Taula1.A2" office:value-type="string">
            <text:p text:style-name="P18">28-04-2015</text:p>
          </table:table-cell>
          <table:table-cell table:style-name="Taula1.B4" office:value-type="float" office:value="3">
            <text:p text:style-name="P18">3</text:p>
          </table:table-cell>
          <table:table-cell table:style-name="Taula1.C2" office:value-type="string">
            <text:p text:style-name="P52">Servlet: retoques varios y añadir y listar gastos.</text:p>
          </table:table-cell>
        </table:table-row>
        <table:table-row table:style-name="Taula1.1">
          <table:table-cell table:style-name="Taula1.A2" office:value-type="string">
            <text:p text:style-name="P18">28-04-2015</text:p>
          </table:table-cell>
          <table:table-cell table:style-name="Taula1.B4" office:value-type="float" office:value="2">
            <text:p text:style-name="P18">2</text:p>
          </table:table-cell>
          <table:table-cell table:style-name="Taula1.C2" office:value-type="string">
            <text:p text:style-name="P52">Selección de la imagen de usuario desde la galería o la cámara y recorte <text:span text:style-name="T10">de la misma</text:span>.</text:p>
          </table:table-cell>
        </table:table-row>
        <table:table-row table:style-name="Taula1.1">
          <table:table-cell table:style-name="Taula1.A2" office:value-type="string">
            <text:p text:style-name="P19">29-04-2015</text:p>
          </table:table-cell>
          <table:table-cell table:style-name="Taula1.B4" office:value-type="float" office:value="3">
            <text:p text:style-name="P19">3</text:p>
          </table:table-cell>
          <table:table-cell table:style-name="Taula1.C2" office:value-type="string">
            <text:p text:style-name="P53">Pruebas de subida de imagenes a servidor.</text:p>
          </table:table-cell>
        </table:table-row>
        <table:table-row table:style-name="Taula1.1">
          <table:table-cell table:style-name="Taula1.A2" office:value-type="string">
            <text:p text:style-name="P20">29-04-2015</text:p>
          </table:table-cell>
          <table:table-cell table:style-name="Taula1.B4" office:value-type="float" office:value="2">
            <text:p text:style-name="P20">2</text:p>
          </table:table-cell>
          <table:table-cell table:style-name="Taula1.C2" office:value-type="string">
            <text:p text:style-name="P54">Subida de imagen de usuario a servidor correctamente.</text:p>
          </table:table-cell>
        </table:table-row>
        <table:table-row table:style-name="Taula1.1">
          <table:table-cell table:style-name="Taula1.A2" office:value-type="string">
            <text:p text:style-name="P21">04-05-2015</text:p>
          </table:table-cell>
          <table:table-cell table:style-name="Taula1.B4" office:value-type="float" office:value="4">
            <text:p text:style-name="P22">4</text:p>
          </table:table-cell>
          <table:table-cell table:style-name="Taula1.C2" office:value-type="string">
            <text:p text:style-name="P55">Mejoras subida de imagen de usuario y retoques a los resultados devueltos por el servlet.</text:p>
          </table:table-cell>
        </table:table-row>
        <table:table-row table:style-name="Taula1.1">
          <table:table-cell table:style-name="Taula1.A2" office:value-type="string">
            <text:p text:style-name="P23">05-05-2015</text:p>
          </table:table-cell>
          <table:table-cell table:style-name="Taula1.A2" office:value-type="string">
            <text:p text:style-name="P23">3</text:p>
          </table:table-cell>
          <table:table-cell table:style-name="Taula1.C2" office:value-type="string">
            <text:p text:style-name="P56">Cambios en la estructura de los JSON que genera el servlet.</text:p>
          </table:table-cell>
        </table:table-row>
        <table:table-row table:style-name="Taula1.1">
          <table:table-cell table:style-name="Taula1.A2" office:value-type="string">
            <text:p text:style-name="P23">05-05-2015</text:p>
          </table:table-cell>
          <table:table-cell table:style-name="Taula1.B4" office:value-type="float" office:value="2">
            <text:p text:style-name="P23">2</text:p>
          </table:table-cell>
          <table:table-cell table:style-name="Taula1.C2" office:value-type="string">
            <text:p text:style-name="P56">Investigación envío del cliente de un JSON al servlet.</text:p>
          </table:table-cell>
        </table:table-row>
        <table:table-row table:style-name="Taula1.1">
          <table:table-cell table:style-name="Taula1.A2" office:value-type="string">
            <text:p text:style-name="P24">06-0<text:span text:style-name="T11">5</text:span>-2015</text:p>
          </table:table-cell>
          <table:table-cell table:style-name="Taula1.B4" office:value-type="float" office:value="3">
            <text:p text:style-name="P24">3</text:p>
          </table:table-cell>
          <table:table-cell table:style-name="Taula1.C2" office:value-type="string">
            <text:p text:style-name="P57">Pruebas para corrección del menú lateral.</text:p>
          </table:table-cell>
        </table:table-row>
        <table:table-row table:style-name="Taula1.1">
          <table:table-cell table:style-name="Taula1.A2" office:value-type="string">
            <text:p text:style-name="P25">06-0<text:span text:style-name="T11">5</text:span>-2015</text:p>
          </table:table-cell>
          <table:table-cell table:style-name="Taula1.A2" office:value-type="string">
            <text:p text:style-name="P25">2</text:p>
          </table:table-cell>
          <table:table-cell table:style-name="Taula1.C2" office:value-type="string">
            <text:p text:style-name="P58">Cambios de la imagen de usuario: guardada en DB y pruebas de recuperación de la misma.</text:p>
          </table:table-cell>
        </table:table-row>
        <table:table-row table:style-name="Taula1.1">
          <table:table-cell table:style-name="Taula1.A2" office:value-type="string">
            <text:p text:style-name="P26">07-05-2015</text:p>
          </table:table-cell>
          <table:table-cell table:style-name="Taula1.B4" office:value-type="float" office:value="5">
            <text:p text:style-name="P26">5</text:p>
          </table:table-cell>
          <table:table-cell table:style-name="Taula1.C2" office:value-type="string">
            <text:p text:style-name="P59">Imagen de evento, guardado y recupareción de las imagenes desde DB en byte array.</text:p>
          </table:table-cell>
        </table:table-row>
        <table:table-row table:style-name="Taula1.1">
          <table:table-cell table:style-name="Taula1.A2" office:value-type="string">
            <text:p text:style-name="P27">08-05-2015</text:p>
          </table:table-cell>
          <table:table-cell table:style-name="Taula1.B4" office:value-type="float" office:value="4">
            <text:p text:style-name="P27">4</text:p>
          </table:table-cell>
          <table:table-cell table:style-name="Taula1.C2" office:value-type="string">
            <text:p text:style-name="P60">Cambios en el servlet y corrección de errores del cliente (conflictos con objetos Date).</text:p>
          </table:table-cell>
        </table:table-row>
        <table:table-row table:style-name="Taula1.1">
          <table:table-cell table:style-name="Taula1.A2" office:value-type="string">
            <text:p text:style-name="P27">11-05-2015</text:p>
          </table:table-cell>
          <table:table-cell table:style-name="Taula1.B4" office:value-type="float" office:value="2">
            <text:p text:style-name="P27">2</text:p>
          </table:table-cell>
          <table:table-cell table:style-name="Taula1.C2" office:value-type="string">
            <text:p text:style-name="P60">Subida y descarga de imagen de eventos.</text:p>
          </table:table-cell>
        </table:table-row>
        <table:table-row table:style-name="Taula1.1">
          <table:table-cell table:style-name="Taula1.A2" office:value-type="string">
            <text:p text:style-name="P27">11-05-2015</text:p>
          </table:table-cell>
          <table:table-cell table:style-name="Taula1.B4" office:value-type="float" office:value="2">
            <text:p text:style-name="P27">2</text:p>
          </table:table-cell>
          <table:table-cell table:style-name="Taula1.C2" office:value-type="string">
            <text:p text:style-name="P60">Envío al servlet de los teléfonos de la agenda y procesado: comparación con base de datos y retorno de los usuarios ya registrados.</text:p>
          </table:table-cell>
        </table:table-row>
        <table:table-row table:style-name="Taula1.1">
          <table:table-cell table:style-name="Taula1.A2" office:value-type="string">
            <text:p text:style-name="P28">12-05-2015</text:p>
          </table:table-cell>
          <table:table-cell table:style-name="Taula1.B4" office:value-type="float" office:value="3">
            <text:p text:style-name="P28">3</text:p>
          </table:table-cell>
          <table:table-cell table:style-name="Taula1.C2" office:value-type="string">
            <text:p text:style-name="P61">Modificaciones servlet, cambios layouts y pruebas de la app.</text:p>
          </table:table-cell>
        </table:table-row>
        <text:soft-page-break/>
        <table:table-row table:style-name="Taula1.1">
          <table:table-cell table:style-name="Taula1.A2" office:value-type="string">
            <text:p text:style-name="P29">12-05-2015</text:p>
          </table:table-cell>
          <table:table-cell table:style-name="Taula1.B4" office:value-type="float" office:value="2">
            <text:p text:style-name="P29">2</text:p>
          </table:table-cell>
          <table:table-cell table:style-name="Taula1.C2" office:value-type="string">
            <text:p text:style-name="P62">Servlet: control usuario sin nombre (email por defecto) y añadir usuarios al evento.</text:p>
          </table:table-cell>
        </table:table-row>
        <table:table-row table:style-name="Taula1.1">
          <table:table-cell table:style-name="Taula1.A2" office:value-type="string">
            <text:p text:style-name="P30">13-05-2015</text:p>
          </table:table-cell>
          <table:table-cell table:style-name="Taula1.B4" office:value-type="float" office:value="5">
            <text:p text:style-name="P30">5</text:p>
          </table:table-cell>
          <table:table-cell table:style-name="Taula1.C2" office:value-type="string">
            <text:p text:style-name="P63">Servlet: cambio status de usuario en evento y eliminación control de espacios innecesario.</text:p>
            <text:p text:style-name="P63">Cliente: <text:span text:style-name="T12">layout pantalla pequeña y control espacios.</text:span></text:p>
          </table:table-cell>
        </table:table-row>
        <table:table-row table:style-name="Taula1.1">
          <table:table-cell table:style-name="Taula1.A2" office:value-type="string">
            <text:p text:style-name="P31">14-05-2015</text:p>
          </table:table-cell>
          <table:table-cell table:style-name="Taula1.B4" office:value-type="float" office:value="5">
            <text:p text:style-name="P31">5</text:p>
          </table:table-cell>
          <table:table-cell table:style-name="Taula1.C2" office:value-type="string">
            <text:p text:style-name="P64">Corrección errores del cliente: fotos y login. Bugs menores.</text:p>
            <text:p text:style-name="P64">Servlet: corrección login y cambio de estado de evento.</text:p>
          </table:table-cell>
        </table:table-row>
        <table:table-row table:style-name="Taula1.1">
          <table:table-cell table:style-name="Taula1.A2" office:value-type="string">
            <text:p text:style-name="P32">15-05-2015</text:p>
          </table:table-cell>
          <table:table-cell table:style-name="Taula1.B4" office:value-type="float" office:value="3">
            <text:p text:style-name="P32">3</text:p>
          </table:table-cell>
          <table:table-cell table:style-name="Taula1.C2" office:value-type="string">
            <text:p text:style-name="P65">Servlet: corrección recuperación usuarios de un evento y añadida funcionalidad de usuarios «fantasma».</text:p>
            <text:p text:style-name="P66">Cliente y servidor: investigación y solución de los problemas de codificación de caracteres raros.</text:p>
          </table:table-cell>
        </table:table-row>
        <table:table-row table:style-name="Taula1.1">
          <table:table-cell table:style-name="Taula1.A2" office:value-type="string">
            <text:p text:style-name="P33">18-05-2015</text:p>
          </table:table-cell>
          <table:table-cell table:style-name="Taula1.B4" office:value-type="float" office:value="3">
            <text:p text:style-name="P33">3</text:p>
          </table:table-cell>
          <table:table-cell table:style-name="Taula1.C2" office:value-type="string">
            <text:p text:style-name="P67">Servlet: retoques varios y generar y recuperar facturas de un evento.</text:p>
          </table:table-cell>
        </table:table-row>
        <table:table-row table:style-name="Taula1.1">
          <table:table-cell table:style-name="Taula1.A2" office:value-type="string">
            <text:p text:style-name="P34">18-05-2015</text:p>
          </table:table-cell>
          <table:table-cell table:style-name="Taula1.B4" office:value-type="float" office:value="2">
            <text:p text:style-name="P35">2</text:p>
          </table:table-cell>
          <table:table-cell table:style-name="Taula1.C2" office:value-type="string">
            <text:p text:style-name="P68">Reparada la codificación del cliente.</text:p>
            <text:p text:style-name="P69">Instalación de Findbugs plugin: corrección de errores en el código.</text:p>
          </table:table-cell>
        </table:table-row>
        <table:table-row table:style-name="Taula1.1">
          <table:table-cell table:style-name="Taula1.A2" office:value-type="string">
            <text:p text:style-name="P36">19-05-2015</text:p>
          </table:table-cell>
          <table:table-cell table:style-name="Taula1.B4" office:value-type="float" office:value="5">
            <text:p text:style-name="P36">5</text:p>
          </table:table-cell>
          <table:table-cell table:style-name="Taula1.C2" office:value-type="string">
            <text:p text:style-name="P70">Cliente: información al usuario en caso de eventos vacíos o sin contactos. Retoques en los layouts para mayor usabilidad y gusto visual.</text:p>
          </table:table-cell>
        </table:table-row>
        <table:table-row table:style-name="Taula1.1">
          <table:table-cell table:style-name="Taula1.A2" office:value-type="string">
            <text:p text:style-name="P37">20-05-2015</text:p>
          </table:table-cell>
          <table:table-cell table:style-name="Taula1.B4" office:value-type="float" office:value="5">
            <text:p text:style-name="P38">5</text:p>
          </table:table-cell>
          <table:table-cell table:style-name="Taula1.C2" office:value-type="string">
            <text:p text:style-name="P71">Servlet: mejora en el cálculo de las facturas y retoques varios <text:span text:style-name="T13">de optimización.</text:span></text:p>
            <text:p text:style-name="P71">Cliente: retoques layouts.</text:p>
          </table:table-cell>
        </table:table-row>
        <table:table-row table:style-name="Taula1.1">
          <table:table-cell table:style-name="Taula1.A2" office:value-type="string">
            <text:p text:style-name="P39">21-05-2015</text:p>
          </table:table-cell>
          <table:table-cell table:style-name="Taula1.B4" office:value-type="float" office:value="5">
            <text:p text:style-name="P39">5</text:p>
          </table:table-cell>
          <table:table-cell table:style-name="Taula1.C2" office:value-type="string">
            <text:p text:style-name="P72">Servlet: corrección bugs.</text:p>
            <text:p text:style-name="P72">Cliente: retoque de layouts e iconos. <text:span text:style-name="T14">Testeo.</text:span></text:p>
          </table:table-cell>
        </table:table-row>
        <table:table-row table:style-name="Taula1.1">
          <table:table-cell table:style-name="Taula1.A2" office:value-type="string">
            <text:p text:style-name="P73">22-05-2015</text:p>
          </table:table-cell>
          <table:table-cell table:style-name="Taula1.B4" office:value-type="float" office:value="3">
            <text:p text:style-name="P73">3</text:p>
          </table:table-cell>
          <table:table-cell table:style-name="Taula1.C2" office:value-type="string">
            <text:p text:style-name="P74">Retoque de código y pequeños errores. Testeo.</text:p>
          </table:table-cell>
        </table:table-row>
        <table:table-row table:style-name="Taula1.1">
          <table:table-cell table:style-name="Taula1.A2" office:value-type="string">
            <text:p text:style-name="P73">25-05-2015</text:p>
          </table:table-cell>
          <table:table-cell table:style-name="Taula1.B4" office:value-type="float" office:value="3">
            <text:p text:style-name="P73">3</text:p>
          </table:table-cell>
          <table:table-cell table:style-name="Taula1.C2" office:value-type="string">
            <text:p text:style-name="P74">Testeo.</text:p>
          </table:table-cell>
        </table:table-row>
        <table:table-row table:style-name="Taula1.1">
          <table:table-cell table:style-name="Taula1.A2" office:value-type="string">
            <text:p text:style-name="P73">26-05-2015</text:p>
          </table:table-cell>
          <table:table-cell table:style-name="Taula1.B4" office:value-type="float" office:value="5">
            <text:p text:style-name="P73">5</text:p>
          </table:table-cell>
          <table:table-cell table:style-name="Taula1.C2" office:value-type="string">
            <text:p text:style-name="P74">Documentació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m Tarragona</meta:initial-creator>
    <meta:creation-date>2010-03-07T02:11:36</meta:creation-date>
    <dc:date>2015-05-27T14:03:46.312760144</dc:date>
    <meta:editing-duration>PT8H55M16S</meta:editing-duration>
    <meta:editing-cycles>48</meta:editing-cycles>
    <meta:generator>LibreOffice/4.2.8.2$Linux_X86_64 LibreOffice_project/420m0$Build-2</meta:generator>
    <meta:document-statistic meta:table-count="1" meta:image-count="0" meta:object-count="0" meta:page-count="2" meta:paragraph-count="141" meta:word-count="529" meta:character-count="3305" meta:non-whitespace-character-count="2917"/>
    <meta:user-defined meta:name="Informació 1"/>
    <meta:user-defined meta:name="Informació 2"/>
    <meta:user-defined meta:name="Informació 3"/>
    <meta:user-defined meta:name="Informació 4"/>
  </office:meta>
</office:document-meta>
</file>